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weight-asian="bold" style:font-weight-complex="bold"/>
    </style:style>
    <style:style style:name="P2" style:family="paragraph" style:parent-style-name="Standard">
      <style:text-properties fo:font-size="18pt" fo:font-weight="bold" officeooo:rsid="001680b4" officeooo:paragraph-rsid="001680b4" style:font-weight-asian="bold" style:font-weight-complex="bold"/>
    </style:style>
    <style:style style:name="T1" style:family="text">
      <style:text-properties officeooo:rsid="001680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</text:p>
      <text:p text:style-name="Standard"><text:a xlink:type="simple" xlink:href="https://www.hackerrank.com/rest/contests/master/challenges/nested-list/hackers/nntram/download_solution" text:style-name="Internet_20_link" text:visited-style-name="Visited_20_Internet_20_Link">https://www.hackerrank.com/rest/contests/master/challenges/nested-list/hackers/nntram/download_solution</text:a></text:p>
      <text:p text:style-name="Standard"/>
      <text:p text:style-name="Standard"><text:a xlink:type="simple" xlink:href="https://www.hackerrank.com/rest/contests/master/challenges/defaultdict-tutorial/hackers/nntram/download_solution" text:style-name="Internet_20_link" text:visited-style-name="Visited_20_Internet_20_Link">https://www.hackerrank.com/rest/contests/master/challenges/defaultdict-tutorial/hackers/nntram/download_solution</text:a></text:p>
      <text:p text:style-name="Standard"/>
      <text:p text:style-name="Standard"><text:a xlink:type="simple" xlink:href="https://www.hackerrank.com/rest/contests/master/challenges/symmetric-difference/hackers/nntram/download_solution" text:style-name="Internet_20_link" text:visited-style-name="Visited_20_Internet_20_Link">https://www.hackerrank.com/rest/contests/master/challenges/symmetric-difference/hackers/nntram/download_solution</text:a></text:p>
      <text:p text:style-name="Standard"/>
      <text:p text:style-name="Standard"><text:a xlink:type="simple" xlink:href="https://www.hackerrank.com/rest/contests/master/challenges/map-and-lambda-expression/hackers/nntram/download_solution" text:style-name="Internet_20_link" text:visited-style-name="Visited_20_Internet_20_Link">https://www.hackerrank.com/rest/contests/master/challenges/map-and-lambda-expression/hackers/nntram/download_solution</text:a></text:p>
      <text:p text:style-name="Standard"/>
      <text:p text:style-name="Standard"><text:a xlink:type="simple" xlink:href="https://www.hackerrank.com/rest/contests/master/challenges/np-zeros-and-ones/hackers/nntram/download_solution" text:style-name="Internet_20_link" text:visited-style-name="Visited_20_Internet_20_Link">https://www.hackerrank.com/rest/contests/master/challenges/np-zeros-and-ones/hackers/nntram/download_solution</text:a></text:p>
      <text:p text:style-name="Standard"/>
      <text:p text:style-name="P2">SQL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20:30:12.258746437</meta:creation-date>
    <dc:date>2019-09-29T20:35:07.079177655</dc:date>
    <meta:editing-duration>PT4M56S</meta:editing-duration>
    <meta:editing-cycles>1</meta:editing-cycles>
    <meta:document-statistic meta:table-count="0" meta:image-count="0" meta:object-count="0" meta:page-count="1" meta:paragraph-count="7" meta:word-count="7" meta:character-count="562" meta:non-whitespace-character-count="562"/>
    <meta:generator>LibreOffice/6.2.7.1$Linux_X86_64 LibreOffice_project/20$Build-1</meta:generator>
  </office:meta>
</office:document-meta>
</file>